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ccd2" officeooo:paragraph-rsid="001bccd2"/>
    </style:style>
    <style:style style:name="P2" style:family="paragraph" style:parent-style-name="Standard" style:list-style-name="Numbering_20_123">
      <loext:graphic-properties draw:fill-gradient-name="gradient" draw:fill-hatch-name="hatch"/>
      <style:paragraph-properties fo:margin-left="50.01mm" fo:margin-right="0mm" fo:text-indent="-10mm" style:auto-text-indent="false"/>
      <style:text-properties officeooo:rsid="001bccd2" officeooo:paragraph-rsid="001bccd2"/>
    </style:style>
    <style:style style:name="P3" style:family="paragraph" style:parent-style-name="Standard" style:list-style-name="Numbering_20_123">
      <loext:graphic-properties draw:fill-gradient-name="gradient" draw:fill-hatch-name="hatch"/>
      <style:paragraph-properties fo:margin-left="50.01mm" fo:margin-right="0mm" fo:text-indent="-10mm" style:auto-text-indent="false">
        <style:tab-stops/>
      </style:paragraph-properties>
      <style:text-properties officeooo:rsid="001bccd2" officeooo:paragraph-rsid="001bccd2"/>
    </style:style>
    <style:style style:name="P4" style:family="paragraph" style:parent-style-name="Standard" style:list-style-name="Numbering_20_123">
      <loext:graphic-properties draw:fill-gradient-name="gradient" draw:fill-hatch-name="hatch"/>
      <style:paragraph-properties fo:margin-left="50.01mm" fo:margin-right="0mm" fo:text-indent="-10mm" style:auto-text-indent="false"/>
      <style:text-properties officeooo:paragraph-rsid="001bccd2"/>
    </style:style>
    <style:style style:name="P5" style:family="paragraph" style:parent-style-name="Standard">
      <style:text-properties officeooo:rsid="001d28fb" officeooo:paragraph-rsid="001d28fb"/>
    </style:style>
    <style:style style:name="P6" style:family="paragraph" style:parent-style-name="myStyleNoNumbering" style:list-style-name="Numbering_20_123"/>
    <style:style style:name="T1" style:family="text">
      <style:text-properties officeooo:rsid="001bccd2"/>
    </style:style>
    <style:style style:name="T2" style:family="text">
      <style:text-properties officeooo:rsid="001d28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s ist eine einfache Liste. Ich habe erst die Absätze geschrieben, dann markiert und mit Doppelklick den Liststyle “Numbering 123” zugewiesen.</text:p>
      <text:list xml:id="list3556168850" text:style-name="Numbering_20_123">
        <text:list-item>
          <text:p text:style-name="P2">He heard quiet steps behind him. That didn't bode well. Who could be following him this late at night and in this deadbeat part of town?</text:p>
        </text:list-item>
        <text:list-item>
          <text:p text:style-name="P3">And at this particular moment, just after he pulled off the big time and was making off with the greenbacks. Was there another crook who'd had the same idea, and was now watching him and waiting for a chance to grab the fruit of his labor?</text:p>
        </text:list-item>
        <text:list-item>
          <text:p text:style-name="P2">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list-item>
        <text:list-item>
          <text:p text:style-name="P4"><text:span text:style-name="T1">He tried to nervously tap his way along in the inky darkness and suddenly stiffened: it was a dead-end, he would have to go back the way he had come. The steps got louder and louder, he saw the black outline of a figure coming around the corner. Is this the end of the line?</text:span></text:p>
        </text:list-item>
      </text:list>
      <text:p text:style-name="P1">Dann habe ich die List-items markiert und left-indent und first-line-indent in den Absatzeigenschaften der List-items geändert.</text:p>
      <text:p text:style-name="P1"/>
      <text:p text:style-name="P1">In der nun folgenden List habe ich die Änderung von left indent und first-line-indent im Absatzstyle der List items gemacht und im Absatzstyle festgelegt, dass “Numbering 123” benutzt werden soll. <text:span text:style-name="T2">Dann habe ich den Absatzstyle zugewiesen.</text:span></text:p>
      <text:list xml:id="list3425910577850" text:continue-numbering="true" text:style-name="Numbering_20_123">
        <text:list-item>
          <text:p text:style-name="myStyleWithNumbering">He heard quiet steps behind him. That didn't bode well. Who could be following him this late at night and in this deadbeat part of town?</text:p>
        </text:list-item>
        <text:list-item>
          <text:p text:style-name="myStyleWithNumbering">And at this particular moment, just after he pulled off the big time and was making off with the greenbacks. Was there another crook who'd had the same idea, and was now watching him and waiting for a chance to grab the fruit of his labor?</text:p>
        </text:list-item>
        <text:list-item>
          <text:p text:style-name="myStyleWithNumbering">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list-item>
        <text:list-item>
          <text:p text:style-name="myStyleWithNumbering">He tried to nervously tap his way along in the inky darkness and suddenly stiffened: it was a dead-end, he would have to go back the way he had come. The steps got louder and louder, he saw the black outline of a figure coming around the corner. Is this the end of the line?</text:p>
        </text:list-item>
      </text:list>
      <text:p text:style-name="P5">Gleiches Ergebnis wie oben.</text:p>
      <text:p text:style-name="P5"/>
      <text:p text:style-name="P5">In der dritten Version habe ich mit einem leeren Absatzstyle angefangen und ihn den Absätzen zugewiesen. Ich habe die Absätze markiert und “Numbering 123” zugewiesen. Dann habe ich den zugewiesenen Absatzstyle geändert indem ich die Indents gesetzt habe.</text:p>
      <text:list xml:id="list3426115896509" text:continue-numbering="true" text:style-name="Numbering_20_123">
        <text:list-item>
          <text:p text:style-name="P6">He heard quiet steps behind him. That didn't bode well. Who could be following him this late at night and in this deadbeat part of town?</text:p>
        </text:list-item>
        <text:list-item>
          <text:p text:style-name="P6">And at this particular moment, just after he pulled off the big time and was making off with the greenbacks. Was there another crook who'd had the same idea, and was now watching him and waiting for a chance to grab the fruit of his labor?</text:p>
        </text:list-item>
        <text:list-item>
          <text:p text:style-name="P6">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list-item>
        <text:list-item>
          <text:p text:style-name="P6">He tried to nervously tap his way along in the inky darkness and suddenly stiffened: it was a dead-end, he would have to go back the way he had come. The steps got louder and louder, he saw the black outline of a figure coming around the corner. Is this the end of the line?</text:p>
        </text:list-item>
      </text:list>
      <text:p text:style-name="P5"/>
      <text:p text:style-name="P5">Nun haben die Listitems nicht auf die geänderten Absatzindents reagiert.</text:p>
      <text:p text:style-name="P5">Das Verhalten ist inkonsis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yStyleWithNumbering" style:family="paragraph" style:parent-style-name="Standard" style:list-style-name="Numbering_20_123">
      <style:paragraph-properties fo:margin-left="50.01mm" fo:margin-right="0mm" fo:text-indent="-10mm" style:auto-text-indent="false">
        <style:tab-stops/>
      </style:paragraph-properties>
    </style:style>
    <style:style style:name="myStyleNoNumbering" style:family="paragraph" style:parent-style-name="Standard">
      <style:paragraph-properties fo:margin-left="50.01mm" fo:margin-right="0mm" fo:text-indent="-10mm" style:auto-text-indent="false">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4.99mm" fo:margin-right="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border"/>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00:11:43.604000000</meta:creation-date>
    <dc:title>DinA6 quer</dc:title>
    <meta:editing-duration>PT12M</meta:editing-duration>
    <meta:editing-cycles>2</meta:editing-cycles>
    <meta:generator>LibreOfficeDev/7.6.0.0.alpha0$Windows_X86_64 LibreOffice_project/9d44236a62bf59d120dda89924d0d1407b2bd52b</meta:generator>
    <meta:initial-creator>Regina Henschel</meta:initial-creator>
    <dc:date>2023-02-25T00:34:24.674000000</dc:date>
    <dc:creator>Regina Henschel</dc:creator>
    <meta:document-statistic meta:table-count="0" meta:image-count="0" meta:object-count="0" meta:page-count="1" meta:paragraph-count="19" meta:word-count="726" meta:character-count="3950" meta:non-whitespace-character-count="3255"/>
    <meta:template xlink:type="simple" xlink:actuate="onRequest" xlink:title="DinA6 quer" xlink:href="../../../../Apps/LODevInstalled_en_user/user/template/DinA6%20quer.ott" meta:date="2023-02-25T00:11:42.447000000"/>
  </office:meta>
</office:document-meta>
</file>